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ECE00001B740E11D60D.svm"/>
  <manifest:file-entry manifest:media-type="" manifest:full-path="Pictures/200000070000637C0000521CFC1F3FE5.svm"/>
  <manifest:file-entry manifest:media-type="" manifest:full-path="Pictures/200000070000627E0000517201F00BCC.svm"/>
  <manifest:file-entry manifest:media-type="" manifest:full-path="Pictures/20000007000062D300005246C4E6FDD1.svm"/>
  <manifest:file-entry manifest:media-type="" manifest:full-path="Pictures/20000007000062A900005246814144D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3"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4" style:family="paragraph" style:parent-style-name="Standard">
      <style:paragraph-properties fo:text-align="start" style:justify-single-word="false"/>
      <style:text-properties style:font-name="Courier New" fo:font-size="10pt" style:text-underline-style="solid" style:text-underline-width="auto" style:text-underline-color="font-color" style:font-name-asian="Courier New" style:font-size-asian="10pt" style:font-name-complex="Courier New" style:font-size-complex="10pt"/>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0pt" style:font-size-asian="10pt"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font-size="12pt" style:text-underline-style="solid" style:text-underline-width="auto" style:text-underline-color="font-color" style:font-size-asian="12pt" style:font-size-complex="12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fo:font-size="12pt" style:text-underline-style="none" style:font-size-asian="12pt" style:font-size-complex="12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T1" style:family="text">
      <style:text-properties style:text-underline-style="none"/>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font-size="12pt" style:text-underline-style="none" style:font-name-asian="Courier New" style:font-size-asian="12pt" style:font-name-complex="Courier New" style:font-size-complex="12pt"/>
    </style:style>
    <style:style style:name="T5" style:family="text">
      <style:text-properties style:font-name="Courier New" style:font-name-asian="Courier New" style:font-name-complex="Courier New"/>
    </style:style>
    <style:style style:name="T6" style:family="text">
      <style:text-properties style:font-name="Courier New" fo:font-size="12pt" style:text-underline-style="none" style:font-name-asian="Courier New" style:font-size-asian="12pt" style:font-name-complex="Courier New" style:font-size-complex="12pt"/>
    </style:style>
    <style:style style:name="T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Computer Coursework 2</text:p>
      <text:p text:style-name="P3"><text:span text:style-name="T1"/></text:p>
      <text:p text:style-name="P3"><text:span text:style-name="T1"/></text:p>
      <text:p text:style-name="P2">Approach</text:p>
      <text:p text:style-name="P2"><text:span text:style-name="T1"/></text:p>
      <text:p text:style-name="P2"><text:span text:style-name="T1">The array is split up into rows and processors are assigned a range of rows to do relaxation on. The range of rows for each processor are adjacent. Therefore the only data each processor needs is the first row of the processor with the next set of rows and the last row of the processor with the last set of rows (shown in the diagram below). The processor with rank zero only takes the first row of the processor with rank one. The processor with the highest rank only takes the last row of the second highest rank processor.</text:span></text:p>
      <text:p text:style-name="P2"><draw:frame draw:style-name="fr1" draw:name="graphics5" text:anchor-type="paragraph" svg:x="0.621cm" svg:y="0.487cm" svg:width="3.219cm" svg:height="5.694cm" draw:z-index="4"><draw:image xlink:href="Pictures/2000000700000ECE00001B740E11D60D.svm" xlink:type="simple" xlink:show="embed" xlink:actuate="onLoad"/></draw:frame><text:span text:style-name="T1"/></text:p>
      <text:p text:style-name="P2"><text:span text:style-name="T1"/></text:p>
      <text:p text:style-name="P2"><text:span text:style-name="T1">Each processor generates it's set of rows using a method that generates the same array every time. The same array is produced regardless of how many processors are being used. The processor's local array contains the first row of the processor above and the last row of the processor below. This removes the need for the processors to communicate before the first relaxation and it allocates a space for the communicated rows. A copy of the local array is created so that calculated averages do not interfere with the calculating of other averages. There are two pointers; the read pointer and the write pointer. The read pointer points to the array that is being read while the write pointer points to the array being written on. At the end of the loop the pointers are swapped. This reduces the overhead of copying the arrays in the loop body.</text:span></text:p>
      <text:p text:style-name="P2"><text:span text:style-name="T1"/></text:p>
      <text:p text:style-name="P2"><text:span text:style-name="T1">Each array element is averaged to the average of it's four neighbours. The first and last rows and columns are not averaged. A flag is used to determine if all of the newly calculated array elements changed by less than the precision 0.25. This flag is used later to determine whether the program should terminate. Once relaxation is done the first assigned row (second in the processor's array) is sent to the processor with the next rank and the last assigned row (second last in the processor's array) is sent to the processor with the last rank. The processor then waits for the first row of the processor with the next rank and the last row of the processor with the last rank. These rows are placed in the first and last rows of the processor's array so that in the next loop they can be used to calculate the correct averages. </text:span></text:p>
      <text:p text:style-name="P2"><text:span text:style-name="T1"/></text:p>
      <text:p text:style-name="P2"><text:span text:style-name="T1">The termination condition is then tested. Every processors except for the processor with rank zero sends there termination flag to the processor with rank zero. If every processor termination flag is one and the processor with rank zero's termination flag is one then the program terminates by exiting the loop. A broadcast is used to communicate to the other processors whether to end the loop or not.</text:span></text:p>
      <text:p text:style-name="P2"><text:span text:style-name="T1"/></text:p>
      <text:p text:style-name="P2"><text:span text:style-name="T1">The program can run in two modes. Mode one prints out the array and is used for correctness </text:span><text:soft-page-break/><text:span text:style-name="T1">testing. All of the processors send there rows to rank zero and rank zero prints them out. Mode two prints the time taken for the program to finish. Each rank prints it's own time. </text:span></text:p>
      <text:p text:style-name="P2"><text:span text:style-name="T1"/></text:p>
      <text:p text:style-name="P2">Running the program</text:p>
      <text:p text:style-name="P2"><text:span text:style-name="T1"/></text:p>
      <text:p text:style-name="P2"><text:span text:style-name="T1">mpirun -np (no_of_processors) ./MPIRelaxation (size_of_array) (mode)</text:span></text:p>
      <text:p text:style-name="P2"><text:span text:style-name="T1"/></text:p>
      <text:p text:style-name="P2"><text:span text:style-name="T1">example: mpirun -np 5 ./MPIRelaxation 100 2</text:span></text:p>
      <text:p text:style-name="P2"><text:span text:style-name="T1"/></text:p>
      <text:p text:style-name="P2">Correctness Testing</text:p>
      <text:p text:style-name="P2"><text:span text:style-name="T1"/></text:p>
      <text:p text:style-name="P2"><text:span text:style-name="T1">In mode one the program prints out the local array of each rank. A test harness programmed in Java uses the output from multiple runs of the program to test the consistency of the output. Below are the test results: </text:span></text:p>
      <text:p text:style-name="P2"><text:span text:style-name="T1"/></text:p>
      <text:p text:style-name="P4"><text:span text:style-name="T1">Data with </text:span><text:span text:style-name="T2">Arraysize</text:span><text:span text:style-name="T1">: 32</text:span></text:p>
      <text:p text:style-name="P5">Test 1(16): Succeeded</text:p>
      <text:p text:style-name="P5">Test 2(16): Succeeded</text:p>
      <text:p text:style-name="P5">Test 3(16): Succeeded</text:p>
      <text:p text:style-name="P5">Test 4(16): Succeeded</text:p>
      <text:p text:style-name="P5">Test 5(16): Succeeded</text:p>
      <text:p text:style-name="P5">Test 6(16): Succeeded</text:p>
      <text:p text:style-name="P5">Test 7(16): Succeeded</text:p>
      <text:p text:style-name="P5">Test 8(16): Succeeded</text:p>
      <text:p text:style-name="P5">Test 9(16): Succeeded</text:p>
      <text:p text:style-name="P5">Data with <text:span text:style-name="T3">Arraysize</text:span>: 64</text:p>
      <text:p text:style-name="P5">Test 10(16): Succeeded</text:p>
      <text:p text:style-name="P5">Test 11(16): Succeeded</text:p>
      <text:p text:style-name="P5">Test 12(16): Succeeded</text:p>
      <text:p text:style-name="P5">Test 13(16): Succeeded</text:p>
      <text:p text:style-name="P5">Test 14(16): Succeeded</text:p>
      <text:p text:style-name="P5">Test 15(16): Succeeded</text:p>
      <text:p text:style-name="P5">Test 16(16): Succeeded</text:p>
      <text:p text:style-name="P5">Test 17(16): Succeeded</text:p>
      <text:p text:style-name="P5">Test 18(16): Succeeded</text:p>
      <text:p text:style-name="P5">/////////////////////</text:p>
      <text:p text:style-name="P5">Data with <text:span text:style-name="T3">Arraysize</text:span>: 32</text:p>
      <text:p text:style-name="P5">Test 1(32): Succeeded</text:p>
      <text:p text:style-name="P5">Test 2(32): Succeeded</text:p>
      <text:p text:style-name="P5">Test 3(32): Succeeded</text:p>
      <text:p text:style-name="P5">Test 4(32): Succeeded</text:p>
      <text:p text:style-name="P5">Test 5(32): Succeeded</text:p>
      <text:p text:style-name="P5">Test 6(32): Succeeded</text:p>
      <text:p text:style-name="P5">Test 7(32): Succeeded</text:p>
      <text:p text:style-name="P5">Test 8(32): Succeeded</text:p>
      <text:p text:style-name="P5">Test 9(32): Succeeded</text:p>
      <text:p text:style-name="P5">Data with <text:span text:style-name="T3">Arraysize</text:span>: 64</text:p>
      <text:p text:style-name="P5">Test 10(32): Succeeded</text:p>
      <text:p text:style-name="P5">Test 11(32): Succeeded</text:p>
      <text:p text:style-name="P5">Test 12(32): Succeeded</text:p>
      <text:p text:style-name="P5">Test 13(32): Succeeded</text:p>
      <text:p text:style-name="P5">Test 14(32): Succeeded</text:p>
      <text:p text:style-name="P5">Test 15(32): Succeeded</text:p>
      <text:p text:style-name="P5">Test 16(32): Succeeded</text:p>
      <text:p text:style-name="P5">Test 17(32): Succeeded</text:p>
      <text:p text:style-name="P5">Test 18(32): Succeeded</text:p>
      <text:p text:style-name="P5">/////////////////////</text:p>
      <text:p text:style-name="P5">Data with <text:span text:style-name="T3">Arraysize</text:span>: 128</text:p>
      <text:p text:style-name="P5">Test 1(64): Succeeded</text:p>
      <text:p text:style-name="P5">Test 2(64): Succeeded</text:p>
      <text:p text:style-name="P5"><text:soft-page-break/>Test 3(64): Succeeded</text:p>
      <text:p text:style-name="P5">Test 4(64): Succeeded</text:p>
      <text:p text:style-name="P5">Test 5(64): Succeeded</text:p>
      <text:p text:style-name="P5">Test 6(64): Succeeded</text:p>
      <text:p text:style-name="P5">Test 7(64): Succeeded</text:p>
      <text:p text:style-name="P5">Test 8(64): Succeeded</text:p>
      <text:p text:style-name="P5">Test 9(64): Succeeded</text:p>
      <text:p text:style-name="P5">Test 10(64): Succeeded</text:p>
      <text:p text:style-name="P5">Test 11(64): Succeeded</text:p>
      <text:p text:style-name="P5">Test 12(64): Succeeded</text:p>
      <text:p text:style-name="P5">Test 13(64): Succeeded</text:p>
      <text:p text:style-name="P5">Test 14(64): Succeeded</text:p>
      <text:p text:style-name="P5">Test 15(64): Succeeded</text:p>
      <text:p text:style-name="P5">Test 16(64): Succeeded</text:p>
      <text:p text:style-name="P5">Test 17(64): Succeeded</text:p>
      <text:p text:style-name="P5">Test 18(64): Succeeded</text:p>
      <text:p text:style-name="P5">Test 19(64): Succeeded</text:p>
      <text:p text:style-name="P5">Test 20(64): Succeeded</text:p>
      <text:p text:style-name="P5">Test 21(64): Succeeded</text:p>
      <text:p text:style-name="P5">Test 22(64): Succeeded</text:p>
      <text:p text:style-name="P5">Test 23(64): Succeeded</text:p>
      <text:p text:style-name="P5">Test 24(64): Succeeded</text:p>
      <text:p text:style-name="P5">Test 25(64): Succeeded</text:p>
      <text:p text:style-name="P5">Test 26(64): Succeeded</text:p>
      <text:p text:style-name="P5">Test 27(64): Succeeded</text:p>
      <text:p text:style-name="P5">Test 28(64): Succeeded</text:p>
      <text:p text:style-name="P5">Test 29(64): Succeeded</text:p>
      <text:p text:style-name="P5">Test 30(64): Succeeded</text:p>
      <text:p text:style-name="P5">Test 31(64): Succeeded</text:p>
      <text:p text:style-name="P5">Test 32(64): Succeeded</text:p>
      <text:p text:style-name="P5">Test 33(64): Succeeded</text:p>
      <text:p text:style-name="P5">Test 34(64): Succeeded</text:p>
      <text:p text:style-name="P5">Test 35(64): Succeeded</text:p>
      <text:p text:style-name="P5">Test 36(64): Succeeded</text:p>
      <text:p text:style-name="P5">Test 37(64): Succeeded</text:p>
      <text:p text:style-name="P5">Test 38(64): Succeeded</text:p>
      <text:p text:style-name="P5">Test 39(64): Succeeded</text:p>
      <text:p text:style-name="P5">Test 40(64): Succeeded</text:p>
      <text:p text:style-name="P5">Test 41(64): Succeeded</text:p>
      <text:p text:style-name="P5">Test 42(64): Succeeded</text:p>
      <text:p text:style-name="P5">/////////////////////</text:p>
      <text:p text:style-name="P5">Data with <text:span text:style-name="T3">Arraysize</text:span>: 50</text:p>
      <text:p text:style-name="P5">Test 1(2): Succeeded</text:p>
      <text:p text:style-name="P5">Test 2(4): Succeeded</text:p>
      <text:p text:style-name="P5">Test 3(8): Succeeded</text:p>
      <text:p text:style-name="P5">Test 4(16): Succeeded</text:p>
      <text:p text:style-name="P5">Data with <text:span text:style-name="T3">Arraysize</text:span>: 100</text:p>
      <text:p text:style-name="P5">Test 5(2): Succeeded</text:p>
      <text:p text:style-name="P5">Test 6(4): Succeeded</text:p>
      <text:p text:style-name="P5">Test 7(8): Succeeded</text:p>
      <text:p text:style-name="P5">Test 8(16): Succeeded</text:p>
      <text:p text:style-name="P6"><text:span text:style-name="T5">/////////////////////</text:span></text:p>
      <text:p text:style-name="P6"><text:span text:style-name="T6"/></text:p>
      <text:p text:style-name="P7"><text:span text:style-name="T4">The program outputs are grouped together by the size of the array they relaxed. The total (combined) array should be the same regardless of the number of processors used, if the array size is the same. The test harness compares the first program output with the other program outputs. Each test is an output that was compared with the first output. In brackets are the number of processors used. If the array of an output is identical to the array of the first output then the test is “Succeeded” otherwise “Failed”. The test results suggests that there is likely no non-deterministic errors (such as race conditions) as the output is the same for every test. The last set of tests show the same array size being relaxed by differing numbers of processors. These all succeeded meaning that the program produces the same answer regardless of how many processors being used. </text:span></text:p>
      <text:p text:style-name="P6"><text:soft-page-break/></text:p>
      <text:p text:style-name="P9">The test data that the test harness used as well as the test harness itself are inside the folder JavaRelaxationTestHarness. For correctness testing the program outputs were placed in the files “Correctness1.txt”, “Correctness2.txt”, “Correctness3.txt” and “Correctness4.txt”. The results in these files look realistic for a relaxed array.</text:p>
      <text:p text:style-name="P9"/>
      <text:p text:style-name="P10">Scalability Investigation</text:p>
      <text:p text:style-name="P10"/>
      <text:p text:style-name="P11">The program in mode two outputs the time that each rank took to finish. A program in Java takes the output of the program, calculates the speed up, the efficiency, the Karp-Flatt value and creates a graph for each metric. This program is in the JavaRelaxationTestHarness/ScaleGraphCreation folder. The results are below: </text:p>
      <text:p text:style-name="P11"/>
      <text:p text:style-name="P13">No Of Processor: 1 Size: 50 Time: 0.060073 Speedup: 1.0 Efficieny: 1.0 Karp-Flatt: NaN</text:p>
      <text:p text:style-name="P12">No Of Processor: 1 Size: 100 Time: 0.365274 Speedup: 1.0 Efficieny: 1.0 Karp-Flatt: NaN</text:p>
      <text:p text:style-name="P12">No Of Processor: 1 Size: 200 Time: 5.908508 Speedup: 1.0 Efficieny: 1.0 Karp-Flatt: NaN</text:p>
      <text:p text:style-name="P12">No Of Processor: 1 Size: 400 Time: 98.594368 Speedup: 1.0 Efficieny: 1.0 Karp-Flatt: NaN</text:p>
      <text:p text:style-name="P12">No Of Processor: 1 Size: 600 Time: 504.002473 Speedup: 1.0 Efficieny: 1.0 Karp-Flatt: NaN</text:p>
      <text:p text:style-name="P12">No Of Processor: 2 Size: 50 Time: 0.059167 Speedup: 1.0153125897882267 Efficieny: 0.5076562948941133 Karp-Flatt: 0.9698366986832685</text:p>
      <text:p text:style-name="P12">No Of Processor: 2 Size: 100 Time: 0.211918 Speedup: 1.723657263658585 Efficieny: 0.8618286318292925 Karp-Flatt: 0.16032348319343837</text:p>
      <text:p text:style-name="P12">No Of Processor: 2 Size: 200 Time: 2.896048 Speedup: 2.0401968475660626 Efficieny: 1.0200984237830313 Karp-Flatt: -0.019702435877213098</text:p>
      <text:p text:style-name="P12">No Of Processor: 2 Size: 400 Time: 48.90007 Speedup: 2.0162418581404893 Efficieny: 1.0081209290702446 Karp-Flatt: -0.008055510838103852</text:p>
      <text:p text:style-name="P12">No Of Processor: 2 Size: 600 Time: 250.475638 Speedup: 2.0121816118500115 Efficieny: 1.0060908059250058 Karp-Flatt: -0.006053932596477574</text:p>
      <text:p text:style-name="P12">No Of Processor: 4 Size: 50 Time: 0.053567 Speedup: 1.1214553736442214 Efficieny: 0.28036384341105536 Karp-Flatt: 0.8555979114299822</text:p>
      <text:p text:style-name="P12">No Of Processor: 4 Size: 100 Time: 0.161019 Speedup: 2.2685148957576433 Efficieny: 0.5671287239394108 Karp-Flatt: 0.2544227073375056</text:p>
      <text:p text:style-name="P12">No Of Processor: 4 Size: 200 Time: 1.746003 Speedup: 3.3840193859918912 Efficieny: 0.8460048464979728 Karp-Flatt: 0.06067544180922383</text:p>
      <text:p text:style-name="P12">No Of Processor: 4 Size: 400 Time: 28.955034 Speedup: 3.4050855543806304 Efficieny: 0.8512713885951576 Karp-Flatt: 0.05823783633023205</text:p>
      <text:p text:style-name="P12">No Of Processor: 4 Size: 600 Time: 145.495339 Speedup: 3.4640454908318405 Efficieny: 0.8660113727079601 Karp-Flatt: 0.051573082261443526</text:p>
      <text:p text:style-name="P12">No Of Processor: 8 Size: 50 Time: 0.056344 Speedup: 1.0661827346301294 Efficieny: 0.13327284182876617 Karp-Flatt: 0.929057741652418</text:p>
      <text:p text:style-name="P12">No Of Processor: 8 Size: 100 Time: 0.127071 Speedup: 2.8745661874070403 Efficieny: 0.35932077342588004 Karp-Flatt: 0.25471837579460893</text:p>
      <text:p text:style-name="P12">No Of Processor: 8 Size: 200 Time: 1.130013 Speedup: 5.228707988315179 Efficieny: 0.6535884985393974 Karp-Flatt: 0.07571638341572139</text:p>
      <text:p text:style-name="P12">No Of Processor: 8 Size: 400 Time: 17.579294 Speedup: 5.6085510601278985 Efficieny: 0.7010688825159873 Karp-Flatt: 0.06091333736223148</text:p>
      <text:p text:style-name="P12">No Of Processor: 8 Size: 600 Time: 86.953991 Speedup: 5.796197129123147 Efficieny: 0.7245246411403934 Karp-Flatt: 0.05431647242844268</text:p>
      <text:p text:style-name="P12">No Of Processor: 16 Size: 50 Time: 0.411989 Speedup: 0.14581214546990331 Efficieny: 0.009113259091868957 Karp-Flatt: 7.248681881488634</text:p>
      <text:p text:style-name="P12">No Of Processor: 16 Size: 100 Time: 0.130042 Speedup: 2.8088925116500825 Efficieny: 0.17555578197813015 Karp-Flatt: 0.31307967899896144</text:p>
      <text:p text:style-name="P12">No Of Processor: 16 Size: 200 Time: 0.722208 Speedup: 8.18117218308299 Efficieny: 0.5113232614426869 Karp-Flatt: 0.06371399796135786</text:p>
      <text:p text:style-name="P12">No Of Processor: 16 Size: 400 Time: 9.607701 Speedup: 10.262014606824255 Efficieny: 0.641375912926516 Karp-Flatt: 0.03727653625543127</text:p>
      <text:p text:style-name="P12"><text:soft-page-break/>No Of Processor: 16 Size: 600 Time: 48.563242 Speedup: 10.378270729948383 Efficieny: 0.648641920621774 Karp-Flatt: 0.036112177171797336</text:p>
      <text:p text:style-name="P12">No Of Processor: 32 Size: 50 Time: 2.155999 Speedup: 0.02786318546529938 Efficieny: 8.707245457906057E-4 Karp-Flatt: 37.01512353518273</text:p>
      <text:p text:style-name="P12">No Of Processor: 32 Size: 100 Time: 2.213393 Speedup: 0.16502898491140072 Efficieny: 0.005157155778481273 Karp-Flatt: 6.2227526238809325</text:p>
      <text:p text:style-name="P12">No Of Processor: 32 Size: 200 Time: 2.633613 Speedup: 2.243498949921648 Efficieny: 0.0701093421850515 Karp-Flatt: 0.42785272116183165</text:p>
      <text:p text:style-name="P12">No Of Processor: 32 Size: 400 Time: 7.696366 Speedup: 12.810509271518532 Efficieny: 0.4003284147349541 Karp-Flatt: 0.048320938444443136</text:p>
      <text:p text:style-name="P12">No Of Processor: 32 Size: 600 Time: 27.709188 Speedup: 18.18900189352355 Efficieny: 0.5684063091726109 Karp-Flatt: 0.024493706172491275</text:p>
      <text:p text:style-name="P12">No Of Processor: 48 Size: 50 Time: 2.151065 Speedup: 0.027927096577741724 Efficieny: 5.818145120362859E-4 Karp-Flatt: 36.548102999506625</text:p>
      <text:p text:style-name="P12">No Of Processor: 48 Size: 100 Time: 2.172497 Speedup: 0.16813556014116476 Efficieny: 0.003502824169607599 Karp-Flatt: 6.052849513492582</text:p>
      <text:p text:style-name="P12">No Of Processor: 48 Size: 200 Time: 2.62018 Speedup: 2.2550008014716547 Efficieny: 0.04697918336399281 Karp-Flatt: 0.43161752077987964</text:p>
      <text:p text:style-name="P12">No Of Processor: 48 Size: 400 Time: 6.542396 Speedup: 15.07007035343015 Efficieny: 0.3139597990297948 Karp-Flatt: 0.04649193962331925</text:p>
      <text:p text:style-name="P12">No Of Processor: 48 Size: 600 Time: 21.097561 Speedup: 23.889134530764007 Efficieny: 0.49769030272425013 Karp-Flatt: 0.021474077973929546</text:p>
      <text:p text:style-name="P12">No Of Processor: 64 Size: 100 Time: 2.242436 Speedup: 0.16289160537915015 Efficieny: 0.002545181334049221 Karp-Flatt: 6.220624030788456</text:p>
      <text:p text:style-name="P12">No Of Processor: 64 Size: 200 Time: 2.660363 Speedup: 2.2209405257853914 Efficieny: 0.03470219571539674 Karp-Flatt: 0.4415336566959277</text:p>
      <text:p text:style-name="P12">No Of Processor: 64 Size: 400 Time: 6.2205 Speedup: 15.849910457358733 Efficieny: 0.2476548508962302 Karp-Flatt: 0.04822028096964045</text:p>
      <text:p text:style-name="P12">No Of Processor: 64 Size: 600 Time: 17.592848 Speedup: 28.648145712394037 Efficieny: 0.4476272767561568 Karp-Flatt: 0.019587325123278317</text:p>
      <text:p text:style-name="P11"/>
      <text:p text:style-name="P11"/>
      <text:p text:style-name="P11">Speed up is the how much faster a program is with p processors compared to the same program using one processor. </text:p>
      <text:p text:style-name="P11"/>
      <text:p text:style-name="P11">Speed Up = time on a sequential processor / time on p parallel processors </text:p>
      <text:p text:style-name="P11"/>
      <text:p text:style-name="P11">Efficiency is how speed up increases compared to the number of processors p. </text:p>
      <text:p text:style-name="P11"/>
      <text:p text:style-name="P11">Efficiency = Speed Up/p parallel processors </text:p>
      <text:p text:style-name="P11"/>
      <text:p text:style-name="P11">Karp-Flatt is the percentage of execution time spent running sequentially code or in this case it is the cost of parallelising the solution. As communication can be done in parallel with multiple processors talking to each simultaneously, but a sequentially program has no communication costs.</text:p>
      <text:p text:style-name="P11"/>
      <text:p text:style-name="P11">Karp-Flatt = ((1/Speed Up) – (1/p parallel processors)) / (1 – (1/p parallel processors))</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Speed Up</text:p>
      <text:p text:style-name="P10"><draw:frame draw:style-name="fr1" draw:name="graphics1" text:anchor-type="paragraph" svg:x="0.083cm" svg:y="0.487cm" svg:width="17.203cm" svg:height="12.077cm" draw:z-index="0"><draw:image xlink:href="Pictures/20000007000062D300005246C4E6FDD1.svm" xlink:type="simple" xlink:show="embed" xlink:actuate="onLoad"/></draw:frame><text:span text:style-name="T1"/></text:p>
      <text:p text:style-name="P10"><text:span text:style-name="T1"/></text:p>
      <text:p text:style-name="P10"><text:span text:style-name="T1">Each line represents the program working with different sized arrays. It is clear from the graph that the higher the size of the array the better the speed up. The speed ups decreased or increased at a decreasing rate once more than one node are used. Messages on nodes are passed using shared memory. This is quicker than inter-node communication which uses network communication.</text:span></text:p>
      <text:p text:style-name="P10"><draw:frame draw:style-name="fr2" draw:name="graphics2" text:anchor-type="paragraph" svg:width="18.353cm" svg:height="14.286cm" draw:z-index="2"><draw:image xlink:href="Pictures/20000007000062A900005246814144DA.svm" xlink:type="simple" xlink:show="embed" xlink:actuate="onLoad"/></draw:frame><text:soft-page-break/><text:span text:style-name="T1"/></text:p>
      <text:p text:style-name="P10"><text:span text:style-name="T1">Efficiency decreases as the number of processors increase. As the number of processors increase the amount of processor communication increases. Communication is slow meaning that increasing the number of processors decreases the efficiency. However increasing the size of the array causes the efficiency to drop at a slower rate. The large arrays spend more time calculating than communicating due to the high number of rows being assigned to each processor. The efficiency decreases sharply from one node to two nodes. This is due to network communication being slower than share memory communication. The graph shows the drop in efficiency from one node to two being smaller for larger arrays. Network communication time becomes less of a factor for large arrays as communication time in general becomes less of a factor.</text:span></text:p>
      <text:p text:style-name="P10"><text:span text:style-name="T1"/></text:p>
      <text:p text:style-name="P10"><text:span text:style-name="T8">Amdahl's laws states that speed up is limited by the sequential part of the program or cost of parallelisation. Therefore the efficiency should be lower than one. Some array sizes at two processors have an efficiency of one but this probably because of the small amount of communication time being insignificant.</text:span></text:p>
      <text:p text:style-name="P10"><draw:frame draw:style-name="fr2" draw:name="graphics3" text:anchor-type="paragraph" svg:width="17.046cm" svg:height="14.385cm" draw:z-index="1"><draw:image xlink:href="Pictures/200000070000637C0000521CFC1F3FE5.svm" xlink:type="simple" xlink:show="embed" xlink:actuate="onLoad"/></draw:frame><text:soft-page-break/><text:span text:style-name="T1"/></text:p>
      <text:p text:style-name="P10"><text:span text:style-name="T1">At sizes 50 and 100 the Karp-Flatt values go well above one. This indicates that the cost of communication greatly out weighs the gains in parallelising the relaxation. This is likely due to a small allocation of rows to each processor.</text:span></text:p>
      <text:p text:style-name="P10"><text:span text:style-name="T1"/></text:p>
      <text:p text:style-name="P8"><text:span text:style-name="T7"/></text:p>
      <text:p text:style-name="P10"><text:span text:style-name="T1"/></text:p>
      <text:p text:style-name="P10"><draw:frame draw:style-name="fr3" draw:name="graphics4" text:anchor-type="paragraph" svg:width="17cm" svg:height="14.056cm" draw:z-index="3"><draw:image xlink:href="Pictures/200000070000627E0000517201F00BCC.svm" xlink:type="simple" xlink:show="embed" xlink:actuate="onLoad"/></draw:frame><text:soft-page-break/><text:span text:style-name="T1"/></text:p>
      <text:p text:style-name="P10"><text:span text:style-name="T1">Above is the same graph without the sizes 50 and 100, which makes it easier to compare the other sizes. The 200 line shows how the communication time greatly increases from one node to two nodes as network communication is used.</text:span></text:p>
      <text:p text:style-name="P10"><text:span text:style-name="T1"/></text:p>
      <text:p text:style-name="P10"><text:span text:style-name="T1">The above graph is evidence for </text:span><text:span text:style-name="T8">Gustafson's law. Gustafson's law states that as the work increases the amount of sequential code execute or relative parallelisation cost decreases. The Karp-Flatt graph directly show this to be true for the program. The Karp-Flatt values are lower for higher array sizes. </text:span></text:p>
      <text:p text:style-name="P10"><text:span text:style-name="T8"/></text:p>
      <text:p text:style-name="P10"><text:span text:style-name="T8">The graph shows a battle for dominance between increasing amount of communication and the increased parallelism. At size 600 the cost of network communication is completely offset by the gains in parallelisation. However at 50,100,200 and 400 it is the opposite. This mirrors the efficiency graph where the 600 line doesn't change gradient as much as the other lines when the nodes are increased. The 200, 400 and 600 lines jump up sharply from two processors to four processors. This might be because at four processors there is not enough parallelism to justify the eight messages being sent during each loop. The parallelism might need to reach a certain threshold before the Karp-Flatt will start decreasing. The threshold being eight processors for 200, 400 and 600.</text:span></text:p>
      <text:p text:style-name="P10"><text:span text:style-name="T8"/></text:p>
      <text:p text:style-name="P10"><text:span text:style-name="T8"/></text:p>
      <text:p text:style-name="P10"><text:span text:style-name="T8"/></text:p>
      <text:p text:style-name="P1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7-01-04T11:21:23.24</meta:creation-date>
    <meta:generator>OpenOffice/4.1.2$Win32 OpenOffice.org_project/412m3$Build-9782</meta:generator>
    <dc:date>2017-01-04T18:41:36.86</dc:date>
    <dc:creator>Harry Martin</dc:creator>
    <meta:editing-duration>PT7H18M23S</meta:editing-duration>
    <meta:editing-cycles>234</meta:editing-cycles>
    <meta:document-statistic meta:table-count="0" meta:image-count="5" meta:object-count="0" meta:page-count="9" meta:paragraph-count="166" meta:word-count="2283" meta:character-count="15686"/>
  </office:meta>
</office:document-meta>
</file>